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16cm"/>
    </style:style>
    <style:style style:name="Tabla1.B" style:family="table-column">
      <style:table-column-properties style:column-width="5.015cm"/>
    </style:style>
    <style:style style:name="Tabla1.C" style:family="table-column">
      <style:table-column-properties style:column-width="8.7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921cm"/>
    </style:style>
    <style:style style:name="Tabla2.B" style:family="table-column">
      <style:table-column-properties style:column-width="14.07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953cm"/>
    </style:style>
    <style:style style:name="Tabla3.B" style:family="table-column">
      <style:table-column-properties style:column-width="14.048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5.363cm" table:align="left"/>
    </style:style>
    <style:style style:name="Tabla4.A" style:family="table-column">
      <style:table-column-properties style:column-width="2.988cm"/>
    </style:style>
    <style:style style:name="Tabla4.B" style:family="table-column">
      <style:table-column-properties style:column-width="12.375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2.464cm" table:align="left"/>
    </style:style>
    <style:style style:name="Tabla5.A" style:family="table-column">
      <style:table-column-properties style:column-width="1.977cm"/>
    </style:style>
    <style:style style:name="Tabla5.B" style:family="table-column">
      <style:table-column-properties style:column-width="3.127cm"/>
    </style:style>
    <style:style style:name="Tabla5.C" style:family="table-column">
      <style:table-column-properties style:column-width="2.579cm"/>
    </style:style>
    <style:style style:name="Tabla5.D" style:family="table-column">
      <style:table-column-properties style:column-width="2.681cm"/>
    </style:style>
    <style:style style:name="Tabla5.E" style:family="table-column">
      <style:table-column-properties style:column-width="2.099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officeooo:rsid="00020cd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ACULTAD POLITÉCNICA – UNIVERSIDAD NACIONAL DE ASUNCIÓN</text:h>
      <text:h text:style-name="Heading_20_2" text:outline-level="2">Trabajo Práctico Final – Estructura de los Lenguajes</text:h>
      <text:p text:style-name="Text_20_body"><text:span text:style-name="Strong_20_Emphasis">Alumno:</text:span> Tomas Unzain<text:line-break/><text:span text:style-name="Strong_20_Emphasis">Carrera:</text:span> Ingeniería en Informática<text:line-break/><text:span text:style-name="Strong_20_Emphasis">Profesor:</text:span> <text:span text:style-name="T1">C. D. Von Lucken</text:span><text:line-break/><text:span text:style-name="Strong_20_Emphasis">Año:</text:span> 2025 – Segundo Semestre</text:p>
      <text:p text:style-name="Horizontal_20_Line"/>
      <text:h text:style-name="Heading_20_2" text:outline-level="2">1. Introducción</text:h>
      <text:p text:style-name="Text_20_body">El presente trabajo práctico tiene como objetivo comparar cómo distintos lenguajes de programación manejan los conceptos fundamentales de la estructura de los lenguajes: asignación, control de flujo, tipos de datos, subrutinas y manejo de errores.</text:p>
      <text:p text:style-name="Text_20_body">Se desarrollaron tres problemas comunes en cinco lenguajes de programación: <text:span text:style-name="Strong_20_Emphasis">Python, R, Ruby, C# y JavaScript</text:span>, implementando en cada uno dos versiones:</text:p>
      <text:list text:style-name="L1">
        <text:list-item>
          <text:p text:style-name="P1"><text:span text:style-name="Strong_20_Emphasis">Versión manual</text:span>, sin el uso de funciones integradas.</text:p>
        </text:list-item>
        <text:list-item>
          <text:p text:style-name="P1"><text:span text:style-name="Strong_20_Emphasis">Versión integrada</text:span>, utilizando librerías o métodos propios de cada lenguaje.</text:p>
        </text:list-item>
      </text:list>
      <text:p text:style-name="Text_20_body">Este trabajo permite analizar y contrastar paradigmas, expresividad, confiabilidad y eficiencia en la resolución de problemas equivalentes.</text:p>
      <text:p text:style-name="Horizontal_20_Line"/>
      <text:h text:style-name="Heading_20_2" text:outline-level="2">2. Lenguajes seleccionados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Lenguaje</text:p>
            </table:table-cell>
            <table:table-cell table:style-name="Tabla1.A1" office:value-type="string">
              <text:p text:style-name="Table_20_Heading">Paradigma principal</text:p>
            </table:table-cell>
            <table:table-cell table:style-name="Tabla1.A1" office:value-type="string">
              <text:p text:style-name="Table_20_Heading">Motivo de elección</text:p>
            </table:table-cell>
          </table:table-row>
        </table:table-header-rows>
        <table:table-row>
          <table:table-cell table:style-name="Tabla1.A1" office:value-type="string">
            <text:p text:style-name="Table_20_Contents">Python</text:p>
          </table:table-cell>
          <table:table-cell table:style-name="Tabla1.A1" office:value-type="string">
            <text:p text:style-name="Table_20_Contents">Imperativo / Orientado a Objetos</text:p>
          </table:table-cell>
          <table:table-cell table:style-name="Tabla1.A1" office:value-type="string">
            <text:p text:style-name="Table_20_Contents">Alta legibilidad, amplia comunidad y soporte científico.</text:p>
          </table:table-cell>
        </table:table-row>
        <table:table-row>
          <table:table-cell table:style-name="Tabla1.A1" office:value-type="string">
            <text:p text:style-name="Table_20_Contents">R</text:p>
          </table:table-cell>
          <table:table-cell table:style-name="Tabla1.A1" office:value-type="string">
            <text:p text:style-name="Table_20_Contents">Declarativo / Funcional</text:p>
          </table:table-cell>
          <table:table-cell table:style-name="Tabla1.A1" office:value-type="string">
            <text:p text:style-name="Table_20_Contents">Ideal para análisis de datos y operaciones estadísticas.</text:p>
          </table:table-cell>
        </table:table-row>
        <table:table-row>
          <table:table-cell table:style-name="Tabla1.A1" office:value-type="string">
            <text:p text:style-name="Table_20_Contents">Ruby</text:p>
          </table:table-cell>
          <table:table-cell table:style-name="Tabla1.A1" office:value-type="string">
            <text:p text:style-name="Table_20_Contents">Orientado a Objetos puro</text:p>
          </table:table-cell>
          <table:table-cell table:style-name="Tabla1.A1" office:value-type="string">
            <text:p text:style-name="Table_20_Contents">Sintaxis limpia y expresiva.</text:p>
          </table:table-cell>
        </table:table-row>
        <table:table-row>
          <table:table-cell table:style-name="Tabla1.A1" office:value-type="string">
            <text:p text:style-name="Table_20_Contents">C#</text:p>
          </table:table-cell>
          <table:table-cell table:style-name="Tabla1.A1" office:value-type="string">
            <text:p text:style-name="Table_20_Contents">Tipado fuerte / OOP</text:p>
          </table:table-cell>
          <table:table-cell table:style-name="Tabla1.A1" office:value-type="string">
            <text:p text:style-name="Table_20_Contents">Lenguaje compilado y seguro, útil para observar tipado estático.</text:p>
          </table:table-cell>
        </table:table-row>
        <table:table-row>
          <table:table-cell table:style-name="Tabla1.A1" office:value-type="string">
            <text:p text:style-name="Table_20_Contents">JavaScript (Node.js)</text:p>
          </table:table-cell>
          <table:table-cell table:style-name="Tabla1.A1" office:value-type="string">
            <text:p text:style-name="Table_20_Contents">Multiparadigma</text:p>
          </table:table-cell>
          <table:table-cell table:style-name="Tabla1.A1" office:value-type="string">
            <text:p text:style-name="Table_20_Contents">Flexibilidad y popularidad en entornos web.</text:p>
          </table:table-cell>
        </table:table-row>
      </table:table>
      <text:p text:style-name="Horizontal_20_Line"/>
      <text:h text:style-name="Heading_20_2" text:outline-level="2"><text:soft-page-break/>3. Desarrollo de los problemas</text:h>
      <text:h text:style-name="Heading_20_3" text:outline-level="3">3.1 Problema 1: Clasificación y filtrado de registros</text:h>
      <text:p text:style-name="Text_20_body"><text:span text:style-name="Strong_20_Emphasis">Descripción:</text:span><text:line-break/>Se utilizó un subconjunto del dataset <text:span text:style-name="Emphasis">IMDb</text:span> para crear una lista de películas con cuatro atributos: título, género, año y calificación IMDB_Rating.</text:p>
      <text:p text:style-name="Text_20_body"><text:span text:style-name="Strong_20_Emphasis">Versión manual:</text:span> se implementó un algoritmo de ordenamiento tipo <text:span text:style-name="Emphasis">Selection Sort</text:span> y un filtrado mediante bucles condicionales.<text:line-break/><text:span text:style-name="Strong_20_Emphasis">Versión integrada:</text:span> se usaron las funciones nativas <text:span text:style-name="Source_20_Text">sort()</text:span> y <text:span text:style-name="Source_20_Text">filter()</text:span> (o equivalentes según el lenguaje).</text:p>
      <text:p text:style-name="Text_20_body"><text:span text:style-name="Strong_20_Emphasis">Resultados:</text:span><text:line-break/>Las listas ordenadas y filtradas coincidieron entre lenguajes. Las versiones integradas reducen el código en más del 60% y mejoran la legibilidad.</text:p>
      <text:p text:style-name="Text_20_body"><text:span text:style-name="Strong_20_Emphasis">Análisis según los criterios de Sebesta:</text:span>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riterio</text:p>
            </table:table-cell>
            <table:table-cell table:style-name="Tabla2.A1" office:value-type="string">
              <text:p text:style-name="Table_20_Heading">Observación</text:p>
            </table:table-cell>
          </table:table-row>
        </table:table-header-rows>
        <table:table-row>
          <table:table-cell table:style-name="Tabla2.A1" office:value-type="string">
            <text:p text:style-name="Table_20_Contents">Facilidad de uso</text:p>
          </table:table-cell>
          <table:table-cell table:style-name="Tabla2.A1" office:value-type="string">
            <text:p text:style-name="Table_20_Contents">Python y Ruby se destacan por su sintaxis clara y concisa.</text:p>
          </table:table-cell>
        </table:table-row>
        <table:table-row>
          <table:table-cell table:style-name="Tabla2.A1" office:value-type="string">
            <text:p text:style-name="Table_20_Contents">Expresividad</text:p>
          </table:table-cell>
          <table:table-cell table:style-name="Tabla2.A1" office:value-type="string">
            <text:p text:style-name="Table_20_Contents">Ruby permite expresar condiciones de forma muy legible.</text:p>
          </table:table-cell>
        </table:table-row>
        <table:table-row>
          <table:table-cell table:style-name="Tabla2.A1" office:value-type="string">
            <text:p text:style-name="Table_20_Contents">Confiabilidad</text:p>
          </table:table-cell>
          <table:table-cell table:style-name="Tabla2.A1" office:value-type="string">
            <text:p text:style-name="Table_20_Contents">C# garantiza tipos y evita errores de comparación.</text:p>
          </table:table-cell>
        </table:table-row>
        <table:table-row>
          <table:table-cell table:style-name="Tabla2.A1" office:value-type="string">
            <text:p text:style-name="Table_20_Contents">Eficiencia</text:p>
          </table:table-cell>
          <table:table-cell table:style-name="Tabla2.A1" office:value-type="string">
            <text:p text:style-name="Table_20_Contents">Las funciones nativas de ordenamiento son más rápidas que las implementaciones manuales.</text:p>
          </table:table-cell>
        </table:table-row>
      </table:table>
      <text:p text:style-name="Horizontal_20_Line"/>
      <text:h text:style-name="Heading_20_3" text:outline-level="3">3.2 Problema 2: Búsqueda secuencial con validación</text:h>
      <text:p text:style-name="Text_20_body"><text:span text:style-name="Strong_20_Emphasis">Descripción:</text:span><text:line-break/>Se trabajó con un subconjunto del dataset <text:span text:style-name="Emphasis">Supermarket Sales</text:span> (Kaggle). Se implementó una búsqueda secuencial para localizar ventas por ciudad, tipo de producto, género o tipo de cliente.</text:p>
      <text:p text:style-name="Text_20_body"><text:span text:style-name="Strong_20_Emphasis">Versión manual:</text:span> se recorrió la lista y se aplicó una condición definida por una función o predicado.<text:line-break/><text:span text:style-name="Strong_20_Emphasis">Versión integrada:</text:span> se utilizaron funciones como <text:span text:style-name="Source_20_Text">filter</text:span>, <text:span text:style-name="Source_20_Text">select</text:span>, <text:span text:style-name="Source_20_Text">where</text:span> o equivalentes según el lenguaje.</text:p>
      <text:p text:style-name="Text_20_body"><text:span text:style-name="Strong_20_Emphasis">Manejo de errores:</text:span></text:p>
      <text:list text:style-name="L2">
        <text:list-item>
          <text:p text:style-name="P2">Lista vacía → “EMPTY”</text:p>
        </text:list-item>
        <text:list-item>
          <text:p text:style-name="P2">No encontrado → “NOT_FOUND”</text:p>
        </text:list-item>
        <text:list-item>
          <text:p text:style-name="P2">Encontrado → “OK”</text:p>
        </text:list-item>
      </text:list>
      <text:p text:style-name="Text_20_body"><text:span text:style-name="Strong_20_Emphasis">Resultados:</text:span><text:line-break/>Las implementaciones devolvieron correctamente los registros coincidentes en todos los lenguajes.</text:p>
      <text:p text:style-name="Text_20_body"><text:span text:style-name="Strong_20_Emphasis">Análisis según Sebesta:</text:span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Criterio</text:p>
            </table:table-cell>
            <table:table-cell table:style-name="Tabla3.A1" office:value-type="string">
              <text:p text:style-name="Table_20_Heading">Observación</text:p>
            </table:table-cell>
          </table:table-row>
        </table:table-header-rows>
        <table:table-row>
          <table:table-cell table:style-name="Tabla3.A1" office:value-type="string">
            <text:p text:style-name="Table_20_Contents">Facilidad de uso</text:p>
          </table:table-cell>
          <table:table-cell table:style-name="Tabla3.A1" office:value-type="string">
            <text:p text:style-name="Table_20_Contents">Python y JavaScript permiten expresiones lambda sencillas.</text:p>
          </table:table-cell>
        </table:table-row>
        <table:table-row>
          <table:table-cell table:style-name="Tabla3.A1" office:value-type="string">
            <text:p text:style-name="Table_20_Contents">Expresividad</text:p>
          </table:table-cell>
          <table:table-cell table:style-name="Tabla3.A1" office:value-type="string">
            <text:p text:style-name="Table_20_Contents">LINQ de C# ofrece la sintaxis más clara y declarativa.</text:p>
          </table:table-cell>
        </table:table-row>
        <text:soft-page-break/>
        <table:table-row>
          <table:table-cell table:style-name="Tabla3.A1" office:value-type="string">
            <text:p text:style-name="Table_20_Contents">Confiabilidad</text:p>
          </table:table-cell>
          <table:table-cell table:style-name="Tabla3.A1" office:value-type="string">
            <text:p text:style-name="Table_20_Contents">C# valida tipos; R es más propenso a errores por cambios en los nombres de columnas.</text:p>
          </table:table-cell>
        </table:table-row>
        <table:table-row>
          <table:table-cell table:style-name="Tabla3.A1" office:value-type="string">
            <text:p text:style-name="Table_20_Contents">Eficiencia</text:p>
          </table:table-cell>
          <table:table-cell table:style-name="Tabla3.A1" office:value-type="string">
            <text:p text:style-name="Table_20_Contents">Todos presentan complejidad O(n); las diferencias entre versiones son mínimas.</text:p>
          </table:table-cell>
        </table:table-row>
      </table:table>
      <text:p text:style-name="Horizontal_20_Line"/>
      <text:h text:style-name="Heading_20_3" text:outline-level="3">3.3 Problema 3: Matriz de correlaciones numéricas</text:h>
      <text:p text:style-name="Text_20_body"><text:span text:style-name="Strong_20_Emphasis">Descripción:</text:span><text:line-break/>Se usaron los campos <text:span text:style-name="Emphasis">UnitPrice</text:span>, <text:span text:style-name="Emphasis">Quantity</text:span> y <text:span text:style-name="Emphasis">Total</text:span> del dataset <text:span text:style-name="Emphasis">Supermarket Sales</text:span> para calcular la matriz de correlaciones 3×3.</text:p>
      <text:p text:style-name="Text_20_body"><text:span text:style-name="Strong_20_Emphasis">Versión manual:</text:span> se implementaron las fórmulas de media, covarianza y desviación estándar.<text:line-break/><text:span text:style-name="Strong_20_Emphasis">Versión integrada:</text:span> se emplearon funciones estadísticas como <text:span text:style-name="Source_20_Text">numpy.corrcoef()</text:span> en Python y <text:span text:style-name="Source_20_Text">cor()</text:span> en R.</text:p>
      <text:p text:style-name="Text_20_body"><text:span text:style-name="Strong_20_Emphasis">Resultados:</text:span><text:line-break/>Las matrices manuales e integradas coincidieron en los valores de correlación (diferencias menores a 0.001).</text:p>
      <text:p text:style-name="Text_20_body"><text:span text:style-name="Strong_20_Emphasis">Análisis según Sebesta:</text:span>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Criterio</text:p>
            </table:table-cell>
            <table:table-cell table:style-name="Tabla4.A1" office:value-type="string">
              <text:p text:style-name="Table_20_Heading">Observación</text:p>
            </table:table-cell>
          </table:table-row>
        </table:table-header-rows>
        <table:table-row>
          <table:table-cell table:style-name="Tabla4.A1" office:value-type="string">
            <text:p text:style-name="Table_20_Contents">Facilidad de uso</text:p>
          </table:table-cell>
          <table:table-cell table:style-name="Tabla4.A1" office:value-type="string">
            <text:p text:style-name="Table_20_Contents">R es el más directo, con una sola llamada a <text:span text:style-name="Source_20_Text">cor()</text:span>.</text:p>
          </table:table-cell>
        </table:table-row>
        <table:table-row>
          <table:table-cell table:style-name="Tabla4.A1" office:value-type="string">
            <text:p text:style-name="Table_20_Contents">Expresividad</text:p>
          </table:table-cell>
          <table:table-cell table:style-name="Tabla4.A1" office:value-type="string">
            <text:p text:style-name="Table_20_Contents">Python con NumPy combina potencia y claridad.</text:p>
          </table:table-cell>
        </table:table-row>
        <table:table-row>
          <table:table-cell table:style-name="Tabla4.A1" office:value-type="string">
            <text:p text:style-name="Table_20_Contents">Confiabilidad</text:p>
          </table:table-cell>
          <table:table-cell table:style-name="Tabla4.A1" office:value-type="string">
            <text:p text:style-name="Table_20_Contents">C# requiere control explícito de tipos y longitudes de arreglo.</text:p>
          </table:table-cell>
        </table:table-row>
        <table:table-row>
          <table:table-cell table:style-name="Tabla4.A1" office:value-type="string">
            <text:p text:style-name="Table_20_Contents">Eficiencia</text:p>
          </table:table-cell>
          <table:table-cell table:style-name="Tabla4.A1" office:value-type="string">
            <text:p text:style-name="Table_20_Contents">R y Python utilizan operaciones vectorizadas en C, mucho más rápidas.</text:p>
          </table:table-cell>
        </table:table-row>
      </table:table>
      <text:p text:style-name="Horizontal_20_Line"/>
      <text:h text:style-name="Heading_20_2" text:outline-level="2">4. Comparación global entre lenguajes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Table_20_Heading">Lenguaje</text:p>
            </table:table-cell>
            <table:table-cell table:style-name="Tabla5.A1" office:value-type="string">
              <text:p text:style-name="Table_20_Heading">Facilidad de uso</text:p>
            </table:table-cell>
            <table:table-cell table:style-name="Tabla5.A1" office:value-type="string">
              <text:p text:style-name="Table_20_Heading">Expresividad</text:p>
            </table:table-cell>
            <table:table-cell table:style-name="Tabla5.A1" office:value-type="string">
              <text:p text:style-name="Table_20_Heading">Confiabilidad</text:p>
            </table:table-cell>
            <table:table-cell table:style-name="Tabla5.A1" office:value-type="string">
              <text:p text:style-name="Table_20_Heading">Eficiencia</text:p>
            </table:table-cell>
          </table:table-row>
        </table:table-header-rows>
        <table:table-row>
          <table:table-cell table:style-name="Tabla5.A1" office:value-type="string">
            <text:p text:style-name="Table_20_Contents">Python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Media</text:p>
          </table:table-cell>
          <table:table-cell table:style-name="Tabla5.A1" office:value-type="string">
            <text:p text:style-name="Table_20_Contents">Alta</text:p>
          </table:table-cell>
        </table:table-row>
        <table:table-row>
          <table:table-cell table:style-name="Tabla5.A1" office:value-type="string">
            <text:p text:style-name="Table_20_Contents">R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Media</text:p>
          </table:table-cell>
          <table:table-cell table:style-name="Tabla5.A1" office:value-type="string">
            <text:p text:style-name="Table_20_Contents">Alta</text:p>
          </table:table-cell>
        </table:table-row>
        <table:table-row>
          <table:table-cell table:style-name="Tabla5.A1" office:value-type="string">
            <text:p text:style-name="Table_20_Contents">Ruby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Media-baja</text:p>
          </table:table-cell>
          <table:table-cell table:style-name="Tabla5.A1" office:value-type="string">
            <text:p text:style-name="Table_20_Contents">Media</text:p>
          </table:table-cell>
        </table:table-row>
        <table:table-row>
          <table:table-cell table:style-name="Tabla5.A1" office:value-type="string">
            <text:p text:style-name="Table_20_Contents">C#</text:p>
          </table:table-cell>
          <table:table-cell table:style-name="Tabla5.A1" office:value-type="string">
            <text:p text:style-name="Table_20_Contents">Media</text:p>
          </table:table-cell>
          <table:table-cell table:style-name="Tabla5.A1" office:value-type="string">
            <text:p text:style-name="Table_20_Contents">Media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Media</text:p>
          </table:table-cell>
        </table:table-row>
        <table:table-row>
          <table:table-cell table:style-name="Tabla5.A1" office:value-type="string">
            <text:p text:style-name="Table_20_Contents">JavaScript</text:p>
          </table:table-cell>
          <table:table-cell table:style-name="Tabla5.A1" office:value-type="string">
            <text:p text:style-name="Table_20_Contents">Alta</text:p>
          </table:table-cell>
          <table:table-cell table:style-name="Tabla5.A1" office:value-type="string">
            <text:p text:style-name="Table_20_Contents">Media</text:p>
          </table:table-cell>
          <table:table-cell table:style-name="Tabla5.A1" office:value-type="string">
            <text:p text:style-name="Table_20_Contents">Media-baja</text:p>
          </table:table-cell>
          <table:table-cell table:style-name="Tabla5.A1" office:value-type="string">
            <text:p text:style-name="Table_20_Contents">Media-alta</text:p>
          </table:table-cell>
        </table:table-row>
      </table:table>
      <text:p text:style-name="Horizontal_20_Line"/>
      <text:h text:style-name="Heading_20_2" text:outline-level="2">5. Reflexión final</text:h>
      <text:p text:style-name="Text_20_body">El trabajo permitió observar cómo los lenguajes difieren en estilo, sintaxis y nivel de abstracción, aunque todos comparten los mismos fundamentos estructurales.</text:p>
      <text:p text:style-name="Text_20_body"><text:span text:style-name="Strong_20_Emphasis">Python</text:span> resultó el más equilibrado en claridad y eficiencia.<text:line-break/><text:span text:style-name="Strong_20_Emphasis">R</text:span> se destacó por su enfoque estadístico.<text:line-break/><text:span text:style-name="Strong_20_Emphasis">C#</text:span> ofreció mayor seguridad de tipos y control.<text:line-break/><text:span text:style-name="Strong_20_Emphasis">Ruby</text:span> y <text:span text:style-name="Strong_20_Emphasis">JavaScript</text:span> fueron los más expresivos, pero menos estrictos en validación de tipos.</text:p>
      <text:p text:style-name="Text_20_body"><text:soft-page-break/>En general, las versiones integradas demostraron ser más eficientes y legibles, mientras que las manuales fortalecieron la comprensión de la lógica interna de los algoritmos.</text:p>
      <text:p text:style-name="Horizontal_20_Line"/>
      <text:h text:style-name="Heading_20_2" text:outline-level="2">6. Conclusión</text:h>
      <text:p text:style-name="Text_20_body">Los resultados evidencian que todos los lenguajes comparten los mismos principios fundamentales: control de flujo, tipos de datos, modularidad y manejo de errores.<text:line-break/>Las diferencias se encuentran en el nivel de abstracción y la expresividad.<text:line-break/>Las herramientas integradas facilitan el desarrollo, pero las versiones manuales refuerzan el aprendizaje y la comprensión conceptual.</text:p>
      <text:p text:style-name="Horizontal_20_Line"/>
      <text:h text:style-name="Heading_20_2" text:outline-level="2">7. Referencias</text:h>
      <text:p text:style-name="Text_20_body">Sebesta, R. W. (2016). <text:span text:style-name="Emphasis">Concepts of Programming Languages</text:span> (11th ed.). Pearson.<text:line-break/>Kaggle Datasets: <text:span text:style-name="Emphasis">IMDb Dataset</text:span> y <text:span text:style-name="Emphasis">Supermarket Sales Dataset</text:span>.<text:line-break/>Documentación oficial de Python, R, Ruby, C# y Node.j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0:38:19.032813193</meta:creation-date>
    <dc:date>2025-11-10T10:40:36.206744220</dc:date>
    <meta:editing-duration>PT2M18S</meta:editing-duration>
    <meta:editing-cycles>1</meta:editing-cycles>
    <meta:document-statistic meta:table-count="5" meta:image-count="0" meta:object-count="0" meta:page-count="4" meta:paragraph-count="117" meta:word-count="813" meta:character-count="5586" meta:non-whitespace-character-count="4892"/>
    <meta:generator>LibreOffice/24.2.7.2$Linux_X86_64 LibreOffice_project/420$Build-2</meta:generator>
  </office:meta>
</office:document-meta>
</file>